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3:45:58.565000000</dc:date>
    <meta:editing-cycles>162</meta:editing-cycles>
    <meta:generator>LibreOffice/7.4.0.3$Windows_X86_64 LibreOffice_project/f85e47c08ddd19c015c0114a68350214f7066f5a</meta:generator>
    <meta:editing-duration>PT3H52M28S</meta:editing-duration>
    <meta:document-statistic meta:table-count="0" meta:image-count="0" meta:object-count="0" meta:page-count="21" meta:paragraph-count="268" meta:word-count="5151" meta:character-count="28617" meta:non-whitespace-character-count="22460"/>
  </office:meta>
</office:document-meta>
</file>